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JexlExpress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JellyMap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evaluate( Jelly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elly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JexlContext.JellyJexlContext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lly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JexlContext.ge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JexlContext.setVars( Map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xlExpression.getExpressi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lly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